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#fff200"/>
      <style:text-properties fo:color="#ce181e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3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number-columns-repeated="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7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table:style-name="ce1" office:value-type="string" calcext:value-type="string">
            <text:p>0.06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0.06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table:style-name="ce2" office:value-type="string" calcext:value-type="string">
            <text:p>0.97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table:style-name="ce1" office:value-type="string" calcext:value-type="string">
            <text:p>0.06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0.06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table:style-name="ce1" office:value-type="string" calcext:value-type="string">
            <text:p>0.9770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5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0.1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0.1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office:value-type="string" calcext:value-type="string">
            <text:p>0.92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0.42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0.42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8337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max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4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4.9557e-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4.9557e-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15.97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15.97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1663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2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0.1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0.1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table:style-name="Default" office:value-type="string" calcext:value-type="string">
            <text:p>0.96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0.07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0.07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717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RMSprop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0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0.20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0.20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table:style-name="Default" office:value-type="string" calcext:value-type="string">
            <text:p>0.91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0.3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0.3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8426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delta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5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table:style-name="ce1" office:value-type="string" calcext:value-type="string">
            <text:p>9.4450e-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9.4450e-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table:style-name="ce1" office:value-type="string" calcext:value-type="string">
            <text:p>1.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table:style-name="ce1" office:value-type="string" calcext:value-type="string">
            <text:p>17.33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17.33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table:style-name="ce1" office:value-type="string" calcext:value-type="string">
            <text:p>0.1663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0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0.65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0.65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office:value-type="string" calcext:value-type="string">
            <text:p>0.64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0.44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0.44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max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3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0.59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0.59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office:value-type="string" calcext:value-type="string">
            <text:p>0.7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1.25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1.25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0000e+00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3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5.02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5.02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1663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RMSprop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2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0.09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0.09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table:style-name="Default" office:value-type="string" calcext:value-type="string">
            <text:p>0.96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0.14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0.14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442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delta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4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table:style-name="ce1" office:value-type="string" calcext:value-type="string">
            <text:p>0.2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0.2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table:style-name="ce1" office:value-type="string" calcext:value-type="string">
            <text:p>0.91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table:style-name="ce1" office:value-type="string" calcext:value-type="string">
            <text:p>0.35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0.35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table:style-name="ce1" office:value-type="string" calcext:value-type="string">
            <text:p>0.8575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1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1.6647e-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1.6647e-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table:style-name="Default" office:value-type="string" calcext:value-type="string">
            <text:p>1.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16.8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16.8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1663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max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7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0.65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0.65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office:value-type="string" calcext:value-type="string">
            <text:p>0.64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0.44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0.44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5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0.59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0.59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office:value-type="string" calcext:value-type="string">
            <text:p>0.7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1.2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1.2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0000e+00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RMSprop</text:p>
          </table:table-cell>
        </table:table-row>
        <table:table-row table:style-name="ro1">
          <table:table-cell office:value-type="string" calcext:value-type="string">
            <text:p>26341/26341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5u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string" calcext:value-type="string">
            <text:p>2.6023e-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_crossentropy:</text:p>
          </table:table-cell>
          <table:table-cell office:value-type="string" calcext:value-type="string">
            <text:p>2.6023e-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: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loss:</text:p>
          </table:table-cell>
          <table:table-cell office:value-type="string" calcext:value-type="string">
            <text:p>8.80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binary_crossentropy:</text:p>
          </table:table-cell>
          <table:table-cell office:value-type="string" calcext:value-type="string">
            <text:p>8.80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1663</text:p>
          </table:table-cell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del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4:23:16.111447793</meta:creation-date>
    <dc:date>2020-05-11T15:02:15.346386410</dc:date>
    <meta:editing-duration>PT18M34S</meta:editing-duration>
    <meta:editing-cycles>1</meta:editing-cycles>
    <meta:document-statistic meta:table-count="1" meta:cell-count="435" meta:object-count="0"/>
    <meta:generator>LibreOffice/6.0.7.3$Linux_X86_64 LibreOffice_project/00m0$Build-3</meta:generator>
  </office:meta>
</office:document-meta>
</file>